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width="0.05cm" draw:marker-start-width="0.28cm" draw:marker-end="Arrow" draw:marker-end-width="0.2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05cm" svg:height="0.306cm" svg:x="9.675cm" svg:y="3.9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9.827cm" svg:y1="3.908cm" svg:x2="9.827cm" svg:y2="4.213cm">
            <text:p/>
          </draw:line>
          <draw:line draw:style-name="gr2" draw:text-style-name="P1" draw:layer="layout" svg:x1="9.675cm" svg:y1="4.061cm" svg:x2="9.98cm" svg:y2="4.061cm">
            <text:p/>
          </draw:line>
        </draw:g>
        <draw:g>
          <draw:custom-shape draw:style-name="gr1" draw:text-style-name="P1" draw:layer="layout" svg:width="0.305cm" svg:height="0.306cm" svg:x="9.675cm" svg:y="4.9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9.827cm" svg:y1="4.925cm" svg:x2="9.827cm" svg:y2="5.23cm">
            <text:p/>
          </draw:line>
          <draw:line draw:style-name="gr2" draw:text-style-name="P1" draw:layer="layout" svg:x1="9.675cm" svg:y1="5.078cm" svg:x2="9.98cm" svg:y2="5.078cm">
            <text:p/>
          </draw:line>
        </draw:g>
        <draw:g>
          <draw:custom-shape draw:style-name="gr1" draw:text-style-name="P1" draw:layer="layout" svg:width="0.305cm" svg:height="0.305cm" svg:x="9.675cm" svg:y="5.9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9.827cm" svg:y1="5.942cm" svg:x2="9.827cm" svg:y2="6.247cm">
            <text:p/>
          </draw:line>
          <draw:line draw:style-name="gr2" draw:text-style-name="P1" draw:layer="layout" svg:x1="9.675cm" svg:y1="6.095cm" svg:x2="9.98cm" svg:y2="6.095cm">
            <text:p/>
          </draw:line>
        </draw:g>
        <draw:line draw:style-name="gr3" draw:text-style-name="P1" draw:layer="layout" svg:x1="8.2cm" svg:y1="4.061cm" svg:x2="9.675cm" svg:y2="4.061cm">
          <text:p/>
        </draw:line>
        <draw:line draw:style-name="gr3" draw:text-style-name="P1" draw:layer="layout" svg:x1="9.827cm" svg:y1="3.4cm" svg:x2="9.827cm" svg:y2="3.908cm">
          <text:p/>
        </draw:line>
        <draw:line draw:style-name="gr3" draw:text-style-name="P1" draw:layer="layout" svg:x1="9.827cm" svg:y1="4.214cm" svg:x2="9.827cm" svg:y2="4.926cm">
          <text:p/>
        </draw:line>
        <draw:line draw:style-name="gr3" draw:text-style-name="P1" draw:layer="layout" svg:x1="9.827cm" svg:y1="5.231cm" svg:x2="9.827cm" svg:y2="5.943cm">
          <text:p/>
        </draw:line>
        <draw:line draw:style-name="gr3" draw:text-style-name="P1" draw:layer="layout" svg:x1="8.2cm" svg:y1="5.078cm" svg:x2="9.675cm" svg:y2="5.078cm">
          <text:p/>
        </draw:line>
        <draw:line draw:style-name="gr3" draw:text-style-name="P1" draw:layer="layout" svg:x1="8.2cm" svg:y1="6.095cm" svg:x2="9.675cm" svg:y2="6.095cm">
          <text:p/>
        </draw:line>
        <draw:custom-shape draw:style-name="gr4" draw:text-style-name="P2" draw:layer="layout" svg:width="2.8cm" svg:height="0.6cm" svg:x="8.4cm" svg:y="7.4cm">
          <text:p text:style-name="P2"><text:span text:style-name="T1">2</text:span><text:span text:style-name="T2">k</text:span><text:span text:style-name="T1"> bit XOR resul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0.6cm" svg:x="8.4cm" svg:y="8.9cm">
          <text:p text:style-name="P2"><text:span text:style-name="T1">2</text:span><text:span text:style-name="T2">k-1</text:span><text:span text:style-name="T1"> bit OR resul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0.6cm" svg:x="8.4cm" svg:y="10.3cm">
          <text:p text:style-name="P2"><text:span text:style-name="T1">1 bit OR resul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0.6cm" svg:x="8.6cm" svg:y="2.8cm">
          <text:p text:style-name="P2"><text:span text:style-name="T1">2</text:span><text:span text:style-name="T2">k</text:span><text:span text:style-name="T1"> bit identifi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8cm" svg:y1="6.3cm" svg:x2="9.8cm" svg:y2="7.4cm">
          <text:p/>
        </draw:line>
        <draw:line draw:style-name="gr5" draw:text-style-name="P1" draw:layer="layout" svg:x1="9.8cm" svg:y1="9.5cm" svg:x2="9.8cm" svg:y2="10.3cm">
          <text:p/>
        </draw:line>
        <draw:custom-shape draw:style-name="gr4" draw:text-style-name="P2" draw:layer="layout" svg:width="2.4cm" svg:height="0.6cm" svg:x="5.8cm" svg:y="3.8cm">
          <text:p text:style-name="P2"><text:span text:style-name="T1">2</text:span><text:span text:style-name="T2">k</text:span><text:span text:style-name="T1"> bit 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0.6cm" svg:x="5.8cm" svg:y="4.8cm">
          <text:p text:style-name="P2"><text:span text:style-name="T1">2</text:span><text:span text:style-name="T2">k</text:span><text:span text:style-name="T1"> bit 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0.6cm" svg:x="5.8cm" svg:y="5.8cm">
          <text:p text:style-name="P2"><text:span text:style-name="T1">2</text:span><text:span text:style-name="T2">k</text:span><text:span text:style-name="T1"> bit identifi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8cm" svg:y1="8cm" svg:x2="8.8cm" svg:y2="8.3cm">
          <text:p/>
        </draw:line>
        <draw:custom-shape draw:style-name="gr4" draw:text-style-name="P3" draw:layer="layout" svg:width="0.4cm" svg:height="0.3cm" svg:x="8.7cm" svg:y="8.3cm">
          <text:p text:style-name="P3"><text:span text:style-name="T3">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cm" svg:y1="8cm" svg:x2="9cm" svg:y2="8.3cm">
          <text:p/>
        </draw:line>
        <draw:line draw:style-name="gr6" draw:text-style-name="P1" draw:layer="layout" svg:x1="8.9cm" svg:y1="8.6cm" svg:x2="8.9cm" svg:y2="8.9cm">
          <text:p/>
        </draw:line>
        <draw:line draw:style-name="gr6" draw:text-style-name="P1" draw:layer="layout" svg:x1="9.399cm" svg:y1="7.999cm" svg:x2="9.399cm" svg:y2="8.299cm">
          <text:p/>
        </draw:line>
        <draw:custom-shape draw:style-name="gr4" draw:text-style-name="P3" draw:layer="layout" svg:width="0.4cm" svg:height="0.3cm" svg:x="9.299cm" svg:y="8.299cm">
          <text:p text:style-name="P3"><text:span text:style-name="T3">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599cm" svg:y1="7.999cm" svg:x2="9.599cm" svg:y2="8.299cm">
          <text:p/>
        </draw:line>
        <draw:line draw:style-name="gr6" draw:text-style-name="P1" draw:layer="layout" svg:x1="9.499cm" svg:y1="8.599cm" svg:x2="9.499cm" svg:y2="8.899cm">
          <text:p/>
        </draw:line>
        <draw:line draw:style-name="gr6" draw:text-style-name="P1" draw:layer="layout" svg:x1="9.998cm" svg:y1="7.998cm" svg:x2="9.998cm" svg:y2="8.298cm">
          <text:p/>
        </draw:line>
        <draw:custom-shape draw:style-name="gr4" draw:text-style-name="P3" draw:layer="layout" svg:width="0.4cm" svg:height="0.3cm" svg:x="9.898cm" svg:y="8.298cm">
          <text:p text:style-name="P3"><text:span text:style-name="T3">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198cm" svg:y1="7.998cm" svg:x2="10.198cm" svg:y2="8.298cm">
          <text:p/>
        </draw:line>
        <draw:line draw:style-name="gr6" draw:text-style-name="P1" draw:layer="layout" svg:x1="10.098cm" svg:y1="8.598cm" svg:x2="10.098cm" svg:y2="8.898cm">
          <text:p/>
        </draw:line>
        <draw:line draw:style-name="gr6" draw:text-style-name="P1" draw:layer="layout" svg:x1="10.597cm" svg:y1="7.997cm" svg:x2="10.597cm" svg:y2="8.297cm">
          <text:p/>
        </draw:line>
        <draw:custom-shape draw:style-name="gr4" draw:text-style-name="P3" draw:layer="layout" svg:width="0.4cm" svg:height="0.3cm" svg:x="10.497cm" svg:y="8.297cm">
          <text:p text:style-name="P3"><text:span text:style-name="T3">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797cm" svg:y1="7.997cm" svg:x2="10.797cm" svg:y2="8.297cm">
          <text:p/>
        </draw:line>
        <draw:line draw:style-name="gr6" draw:text-style-name="P1" draw:layer="layout" svg:x1="10.697cm" svg:y1="8.597cm" svg:x2="10.697cm" svg:y2="8.8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4-03T12:02:10</meta:creation-date>
    <dc:date>2013-04-03T12:30:12</dc:date>
    <dc:creator>Luke </dc:creator>
    <meta:editing-duration>PT13M15S</meta:editing-duration>
    <meta:editing-cycles>3</meta:editing-cycles>
    <meta:generator>LibreOffice/3.5$Linux_x86 LibreOffice_project/350m1$Build-2</meta:generator>
    <meta:document-statistic meta:object-count="43"/>
  </office:meta>
</office:document-meta>
</file>